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3.2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oblems that need to be revised</text:p>
          </table:table-cell>
          <table:table-cell office:value-type="string" calcext:value-type="string">
            <text:p>Difficulty faced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Unable to solve it in the given runtime</text:p>
          </table:table-cell>
          <table:table-cell office:value-type="string" calcext:value-type="string">
            <text:p>Start from the back and compare only two number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idn’t get the idea</text:p>
          </table:table-cell>
          <table:table-cell office:value-type="string" calcext:value-type="string">
            <text:p>Take two counter, initiate to 0 and use while loop. Lastly check pointer s &gt;= len(s)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table:style-name="ce2" table:number-columns-repeated="3"/>
        </table:table-row>
        <table:table-row table:style-name="ro1"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23:25.601124606</meta:creation-date>
    <dc:date>2025-02-06T22:18:08.159302217</dc:date>
    <meta:editing-duration>P1DT42M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